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yriad Web" svg:font-family="'Myriad Web', Verdan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455cm"/>
    </style:style>
    <style:style style:name="Table1.B" style:family="table-column">
      <style:table-column-properties style:column-width="15.134cm"/>
    </style:style>
    <style:style style:name="Table1.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Heading_20_1">
      <style:text-properties fo:font-variant="normal" fo:text-transform="none" fo:color="#212529" style:font-name="Myriad Web" fo:font-size="15pt" fo:letter-spacing="normal" fo:font-style="normal" fo:font-weight="bold"/>
    </style:style>
    <style:style style:name="P3" style:family="paragraph" style:parent-style-name="Table_20_Contents">
      <style:paragraph-properties fo:padding="0cm" fo:border="none"/>
    </style:style>
    <style:style style:name="P4" style:family="paragraph" style:parent-style-name="Table_20_Contents">
      <style:paragraph-properties fo:padding="0cm" fo:border="none"/>
      <style:text-properties fo:color="#808080"/>
    </style:style>
    <style:style style:name="T1" style:family="text">
      <style:text-properties fo:color="#027abb" style:text-line-through-style="none" style:text-underline-style="none" style:text-blinking="false" fo:background-color="transparent"/>
    </style:style>
    <style:style style:name="T2" style:family="text">
      <style:text-properties fo:color="#027abb" style:text-line-through-style="none" style:font-name="Times New Roman1" fo:font-size="14pt" fo:letter-spacing="normal" fo:font-style="italic" style:text-underline-style="none" fo:font-weight="normal" style:text-blinking="false"/>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27abb" style:text-line-through-style="none" style:font-name="Times New Roman1" fo:font-size="14pt" fo:letter-spacing="normal" fo:font-style="normal" style:text-underline-style="none" fo:font-weight="normal" style:text-blinking="false"/>
    </style:style>
    <style:style style:name="T7" style:family="text">
      <style:text-properties fo:color="#000000" style:font-name="Times New Roman1" fo:font-size="14pt" fo:letter-spacing="normal" fo:font-style="italic" fo:font-weight="normal"/>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anderel Ltd. v. Canada, [1994] 1 FC 3, 1993 CanLII 2990 (FCA)</text:h>
      <text:section text:style-name="Sect1" text:name="documentMeta">
        <table:table table:name="Table1" table:style-name="Table1">
          <table:table-column table:style-name="Table1.A"/>
          <table:table-column table:style-name="Table1.B"/>
          <table:table-row>
            <table:table-cell table:style-name="Table1.A1" office:value-type="string">
              <text:p text:style-name="P4">Date:</text:p>
            </table:table-cell>
            <table:table-cell table:style-name="Table1.A1" office:value-type="string">
              <text:p text:style-name="P3">1993-08-05</text:p>
            </table:table-cell>
          </table:table-row>
          <table:table-row>
            <table:table-cell table:style-name="Table1.A1" office:value-type="string">
              <text:p text:style-name="P4">File number:</text:p>
            </table:table-cell>
            <table:table-cell table:style-name="Table1.A1" office:value-type="string">
              <text:p text:style-name="P3">A-421-93</text:p>
            </table:table-cell>
          </table:table-row>
          <table:table-row>
            <table:table-cell table:style-name="Table1.A1" office:value-type="string">
              <text:p text:style-name="P4">Other citations:</text:p>
            </table:table-cell>
            <table:table-cell table:style-name="Table1.A1" office:value-type="string">
              <text:p text:style-name="P3">157 NR 380; [1993] 2 CTC 213; [1993] CarswellNat 949; [1993] FCJ No 777 (QL); 47 DTC 5357</text:p>
            </table:table-cell>
          </table:table-row>
          <table:table-row>
            <table:table-cell table:style-name="Table1.A1" office:value-type="string">
              <text:p text:style-name="P4">Citation:</text:p>
            </table:table-cell>
            <table:table-cell table:style-name="Table1.A1" office:value-type="string">
              <text:p text:style-name="P3">Canderel Ltd. v. Canada, [1994] 1 FC 3, 1993 CanLII 2990 (FCA), &lt;<text:a xlink:type="simple" xlink:href="http://canlii.ca/t/4nmk"><text:span text:style-name="T1">http://canlii.ca/t/4nmk</text:span></text:a>&gt;, retrieved on 2019-04-18</text:p>
            </table:table-cell>
          </table:table-row>
        </table:table>
      </text:section>
      <text:p text:style-name="Standard"/>
      <text:p text:style-name="Standard"/>
      <text:p text:style-name="Standard"/>
      <text:p text:style-name="Standard"/>
      <text:p text:style-name="Standard">P. 10</text:p>
      <text:p text:style-name="Standard"/>
      <text:p text:style-name="P1"><text:span text:style-name="T3">Holdings Inc.;</text:span><text:span text:style-name="T4">8</text:span><text:span text:style-name="T3">*ftnote</text:span><text:span text:style-name="T4">8</text:span><text:span text:style-name="T5"> </text:span><text:span text:style-name="T3">[1984] CTC 563 (F.C.A.); affg [1984] CTC 71 (F.C.T.D.). </text:span><text:span text:style-name="T7">Meyer v. Canada</text:span><text:span text:style-name="T3">;</text:span><text:span text:style-name="T4">9</text:span><text:span text:style-name="T3">*ftnote</text:span><text:span text:style-name="T4">9</text:span><text:span text:style-name="T5"> </text:span><text:span text:style-name="T3">(1985), 62 N.R. 70 (F.C.A.). </text:span><text:span text:style-name="T7">Glisic v. Canada</text:span><text:span text:style-name="T4">10</text:span><text:span text:style-name="T3">*ftnote</text:span><text:span text:style-name="T4">10</text:span><text:span text:style-name="T5"> </text:span><text:span text:style-name="T3">[1988] 1 F.C. 731 (C.A.). and </text:span><text:span text:style-name="T7">Francoeur v. Canada</text:span><text:span text:style-name="T4">11</text:span><text:span text:style-name="T3">*ftnote</text:span><text:span text:style-name="T4">11</text:span><text:span text:style-name="T5"> </text:span><text:span text:style-name="T3">[1992] 2 F.C. 333 (C.A.). and of the decision of the House of Lords in </text:span><text:span text:style-name="T7">Ketteman v. Hansel Properties Ltd</text:span><text:span text:style-name="T4">12</text:span><text:span text:style-name="T3">*ftnote</text:span><text:span text:style-name="T4">12</text:span><text:span text:style-name="T5"> </text:span><text:span text:style-name="T3">[1988] 1 All ER 38 (H.L.). which was referred to in </text:span><text:span text:style-name="T7">Francoeur</text:span><text:span text:style-name="T3">, that while it is impossible to enumerate all the factors that a judge must take into consideration in determining whether it is just, in a given case, to authorize an amendment, the general rule is that an amendment should be allowed at any stage of an action for the purpose of determining the real questions in controversy between the parties, provided, notably, that the allowance would not result in an injustice to the other party not capable of being compensated by an award of costs and that it would serve the interests of justice.</text:span><text:span text:style-name="T4">13</text:span><text:span text:style-name="T3">*ftnote</text:span><text:span text:style-name="T4">13</text:span><text:span text:style-name="T5"> </text:span><text:a xlink:type="simple" xlink:href="https://www.canlii.org/en/ca/laws/regu/sor-90-688a/latest/sor-90-688a.html#sec54_smooth"><text:span text:style-name="T6">Rule 54</text:span></text:a><text:span text:style-name="T5"> </text:span><text:span text:style-name="T3">of the </text:span><text:a xlink:type="simple" xlink:href="https://www.canlii.org/en/ca/laws/regu/sor-90-688a/latest/sor-90-688a.html"><text:span text:style-name="T2">Tax Court of Canada Rules (General Procedure</text:span></text:a><text:span text:style-name="T7">)</text:span><text:span text:style-name="T3">, [SOR/90-688] which applies in this instance, is not substantially different from Rule 420 of the </text:span><text:span text:style-name="T7">Federal Court Rules</text:span><text:span text:style-name="T5"> </text:span><text:span text:style-name="T3">[C.R.C., c. 66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yriad Web" svg:font-family="'Myriad Web', Verdana, sans-serif"/>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9-04-18T05:58:27.21</meta:creation-date>
    <meta:document-statistic meta:table-count="1" meta:image-count="0" meta:object-count="0" meta:page-count="1" meta:paragraph-count="11" meta:word-count="245" meta:character-count="1481"/>
    <dc:date>2019-04-18T06:02:51.91</dc:date>
    <dc:creator>Radu Hociung</dc:creator>
    <meta:editing-duration>PT4M24S</meta:editing-duration>
    <meta:editing-cycles>1</meta:editing-cycles>
    <meta:generator>OpenOffice/4.0.1$Win32 OpenOffice.org_project/401m5$Build-9714</meta:generator>
  </office:meta>
</office:document-meta>
</file>